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Text_20_body">
      <style:paragraph-properties fo:text-align="justify" style:justify-single-word="false"/>
      <style:text-properties fo:font-size="8pt" style:font-size-asian="8pt" style:font-size-complex="8pt"/>
    </style:style>
    <style:style style:name="P10" style:family="paragraph" style:parent-style-name="Text_20_body">
      <style:paragraph-properties fo:text-align="start" style:justify-single-word="false"/>
      <style:text-properties fo:font-size="8pt" style:font-size-asian="8pt" style:font-size-complex="8pt"/>
    </style:style>
    <style:style style:name="P11" style:family="paragraph" style:parent-style-name="Text_20_body">
      <style:text-properties style:font-name="Bitstream Vera Sans Mono"/>
    </style:style>
    <style:style style:name="P12" style:family="paragraph" style:parent-style-name="Text_20_body">
      <style:text-properties style:font-name="Bitstream Vera Sans1"/>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fo:break-before="page"/>
      <style:text-properties fo:font-size="8pt" style:font-size-asian="8pt" style:font-size-complex="8pt"/>
    </style:style>
    <style:style style:name="P15" style:family="paragraph" style:parent-style-name="Heading_20_3">
      <style:text-properties style:font-name="Bitstream Vera Sans1"/>
    </style:style>
    <style:style style:name="P16" style:family="paragraph" style:parent-style-name="Heading_20_1">
      <style:text-properties style:font-name="Bitstream Vera Sans1"/>
    </style:style>
    <style:style style:name="P17" style:family="paragraph" style:parent-style-name="Heading_20_2">
      <style:text-properties style:font-name="Bitstream Vera Sans1"/>
    </style:style>
    <style:style style:name="P18" style:family="paragraph" style:parent-style-name="Req-Name">
      <style:text-properties style:font-name="Bitstream Vera Sans1"/>
    </style:style>
    <style:style style:name="P19" style:family="paragraph" style:parent-style-name="Contents_20_4">
      <style:paragraph-properties>
        <style:tab-stops>
          <style:tab-stop style:position="155.01mm" style:type="right" style:leader-style="dotted" style:leader-text="."/>
        </style:tab-stops>
      </style:paragraph-properties>
    </style:style>
    <style:style style:name="P20" style:family="paragraph" style:parent-style-name="Standard" style:master-page-name="First_20_Page">
      <style:paragraph-properties style:page-number="auto"/>
    </style:style>
    <style:style style:name="P21" style:family="paragraph" style:parent-style-name="Standard" style:list-style-name="L2"/>
    <style:style style:name="P22" style:family="paragraph" style:parent-style-name="Text_20_body" style:list-style-name="L1">
      <style:paragraph-properties fo:text-align="justify" style:justify-single-word="false"/>
      <style:text-properties fo:font-size="8pt" style:font-size-asian="8pt" style:font-size-complex="8pt"/>
    </style:style>
    <style:style style:name="P23" style:family="paragraph" style:parent-style-name="Text_20_body">
      <style:text-properties style:font-name="Bitstream Vera Sans1"/>
    </style:style>
    <style:style style:name="P24" style:family="paragraph" style:parent-style-name="Text_20_body" style:list-style-name="L2">
      <style:text-properties style:font-name="Bitstream Vera Sans1"/>
    </style:style>
    <style:style style:name="P25" style:family="paragraph" style:parent-style-name="Text_20_body" style:list-style-name="L3"/>
    <style:style style:name="P26"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P27" style:family="paragraph" style:parent-style-name="Heading_20_3">
      <style:text-properties style:font-name="Bitstream Vera Sans1"/>
    </style:style>
    <style:style style:name="P28" style:family="paragraph" style:parent-style-name="Heading_20_2">
      <style:text-properties style:font-name="Bitstream Vera Sans1"/>
    </style:style>
    <style:style style:name="P29" style:family="paragraph" style:parent-style-name="User_20_Index_20_Heading">
      <style:paragraph-properties fo:break-before="page"/>
    </style:style>
    <style:style style:name="P30" style:family="paragraph" style:parent-style-name="Contents_20_Heading">
      <style:paragraph-properties fo:break-before="page"/>
    </style:style>
    <style:style style:name="P31" style:family="paragraph" style:parent-style-name="Contents_20_2">
      <style:paragraph-properties>
        <style:tab-stops>
          <style:tab-stop style:position="164.99mm" style:type="right" style:leader-style="dotted" style:leader-text="."/>
        </style:tab-stops>
      </style:paragraph-properties>
    </style:style>
    <style:style style:name="P32" style:family="paragraph" style:parent-style-name="Contents_20_1">
      <style:paragraph-properties>
        <style:tab-stops>
          <style:tab-stop style:position="169.99mm" style:type="right" style:leader-style="dotted" style:leader-text="."/>
        </style:tab-stops>
      </style:paragraph-properties>
    </style:style>
    <style:style style:name="P33" style:family="paragraph" style:parent-style-name="Contents_20_3">
      <style:paragraph-properties>
        <style:tab-stops>
          <style:tab-stop style:position="160mm" style:type="right" style:leader-style="dotted" style:leader-text="."/>
        </style:tab-stops>
      </style:paragraph-properties>
    </style:style>
    <style:style style:name="P34" style:family="paragraph" style:parent-style-name="Bibliography_20_1">
      <style:paragraph-properties>
        <style:tab-stops/>
      </style:paragraph-properties>
    </style:style>
    <style:style style:name="P35" style:family="paragraph" style:parent-style-name="User_20_Index_20_1">
      <style:paragraph-properties>
        <style:tab-stops>
          <style:tab-stop style:position="169.99mm" style:type="right" style:leader-style="dotted" style:leader-text="."/>
        </style:tab-stops>
      </style:paragraph-properties>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Courier"/>
    </style:style>
    <style:style style:name="T7" style:family="text">
      <style:text-properties style:font-name="Bitstream Vera Sans"/>
    </style:style>
    <style:style style:name="T8" style:family="text">
      <style:text-properties fo:font-weight="bold" style:font-weight-asian="bold" style:font-weight-complex="bold"/>
    </style:style>
    <style:style style:name="T9" style:family="text">
      <style:text-properties style:font-name="Bitstream Vera Sans1" style:font-name-asian="Bitstream Vera Sans1" style:font-name-complex="Bitstream Vera Sans1"/>
    </style:style>
    <style:style style:name="T10" style:family="text">
      <style:text-properties style:font-name="Courier" style:font-name-asian="Bitstream Vera Sans1" style:font-name-complex="Bitstream Vera Sans1"/>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2</text:p>
      <text:p text:style-name="P4"/>
      <text:p text:style-name="P4">Status: Alpha and unfinished</text:p>
      <text:p text:style-name="P4"/>
      <text:p text:style-name="P4"><text:date style:data-style-name="N76" text:date-value="2008-03-21T11:16:38" text:fixed="true">21 March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7 by florath nanosystems &amp; telecommunications GmbH &amp; Co. KG - <text:a xlink:type="simple" xlink:href="http://www.flonatel.org/">www.flonatel.org</text:a></text:p>
      <text:p text:style-name="P9">All rights reserved.</text:p>
      <text:p text:style-name="P6">Redistribution and use in physical and binary forms, with or without modification, are permitted provided that the following conditions are met:</text:p>
      <text:list text:style-name="L1">
        <text:list-item>
          <text:p text:style-name="P26">Redistributions must retain the above copyright notice, this list of conditions and the following disclaimer. </text:p>
        </text:list-item>
        <text:list-item>
          <text:p text:style-name="P22">Neither the name of the florath nanosystems &amp; telecommunications GmbH &amp; Co. KG nor the names of its contributors may be used to endorse or promote products derived from this software without specific prior written permission. </text:p>
        </text:list-item>
      </text:list>
      <text:p text:style-name="P9">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7">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2">1 Note About Status<text:tab/>5</text:p>
          <text:p text:style-name="P32">2 Features<text:tab/>5</text:p>
          <text:p text:style-name="P32">3 Name<text:tab/>5</text:p>
          <text:p text:style-name="P32">4 Alternatives<text:tab/>5</text:p>
          <text:p text:style-name="P32">5 Introduction<text:tab/>6</text:p>
          <text:p text:style-name="P32">6 Requirements<text:tab/>6</text:p>
          <text:p text:style-name="P31">6.1 General<text:tab/>6</text:p>
          <text:p text:style-name="P31">6.2 initramfs<text:tab/>6</text:p>
          <text:p text:style-name="P31">6.3 init <text:tab/>7</text:p>
          <text:p text:style-name="P33">6.3.1 Phases<text:tab/>7</text:p>
          <text:p text:style-name="P33">6.3.2 Dependencies<text:tab/>8</text:p>
          <text:p text:style-name="P33">6.3.3 Modules<text:tab/>8</text:p>
          <text:p text:style-name="P31">6.4 Boot variants<text:tab/>8</text:p>
          <text:p text:style-name="P33">6.4.1 Generic<text:tab/>8</text:p>
          <text:p text:style-name="P33">6.4.2 Local<text:tab/>8</text:p>
          <text:p text:style-name="P33">6.4.3 NFS<text:tab/>8</text:p>
          <text:p text:style-name="P33">6.4.4 iSCSI<text:tab/>8</text:p>
          <text:p text:style-name="P33">6.4.5 Fibre Channel<text:tab/>8</text:p>
          <text:p text:style-name="P33">6.4.6 udev <text:tab/>8</text:p>
          <text:p text:style-name="P33">6.4.7 multipath<text:tab/>8</text:p>
          <text:p text:style-name="P33">6.4.8 LVM<text:tab/>8</text:p>
          <text:p text:style-name="P33">6.4.9 network <text:tab/>8</text:p>
          <text:p text:style-name="P19">6.4.9.1DHCP<text:tab/>8</text:p>
          <text:p text:style-name="P19">6.4.9.2static<text:tab/>8</text:p>
          <text:p text:style-name="P31">6.5 Command Line Parameters<text:tab/>9</text:p>
          <text:p text:style-name="P32">7 Design decisions<text:tab/>9</text:p>
          <text:p text:style-name="P31">7.1 Python<text:tab/>9</text:p>
          <text:p text:style-name="P32">8 Bibliography<text:tab/>9</text:p>
        </text:index-body>
      </text:table-of-content>
      <text:p text:style-name="P7"/>
      <text:p text:style-name="P10"/>
      <text:p text:style-name="P10"/>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29">Requirements</text:p>
          </text:index-title>
          <text:p text:style-name="P35">Requirement #1: Create bootable initramfs<text:tab/>6</text:p>
          <text:p text:style-name="P35">Requirement #2: General<text:tab/>6</text:p>
          <text:p text:style-name="P35">Requirement #3: init as a shell script<text:tab/>7</text:p>
          <text:p text:style-name="P35">Requirement #4: Efficient<text:tab/>7</text:p>
          <text:p text:style-name="P35">Requirement #5: Phases<text:tab/>7</text:p>
          <text:p text:style-name="P35">Requirement #6: Phase Intro<text:tab/>8</text:p>
        </text:index-body>
      </text:user-index>
      <text:p text:style-name="P10"/>
      <text:p text:style-name="P14"/>
      <text:h text:style-name="Heading_20_1" text:outline-level="1">Note About Status</text:h>
      <text:p text:style-name="Text_20_body">This document has alpha status. <text:s/>That means, that everything may change.</text:p>
      <text:p text:style-name="Text_20_body">The current implementation does not cover all requirements.</text:p>
      <text:h text:style-name="Heading_20_1" text:outline-level="1">Features</text:h>
      <text:p text:style-name="P11"><text:span text:style-name="T1">init4boot</text:span> <text:span text:style-name="T3">brings mostly everything that similar packages – like initramfs-tools or yaird – provide, but it adds the following functionality:</text:span></text:p>
      <text:list text:style-name="L2">
        <text:list-item>
          <text:p text:style-name="P24">it's extensible: to add functionality, only a small python module is needed.</text:p>
        </text:list-item>
        <text:list-item>
          <text:p text:style-name="P21"><text:span text:style-name="T3">boot with init script generated by </text:span><text:span text:style-name="T1">init4boot</text:span><text:span text:style-name="T3"> is faster, because</text:span></text:p>
          <text:list>
            <text:list-item>
              <text:p text:style-name="P24">everything that can be handled is handled at script creation time – and not during boot time.</text:p>
            </text:list-item>
            <text:list-item>
              <text:p text:style-name="P21"><text:span text:style-name="T3">it drops compatibility to existing kernel parameters, e.g. an </text:span><text:span text:style-name="T6">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24">it's portable and the resulting initramfs can be used for mostly all systems.</text:p>
        </text:list-item>
        <text:list-item>
          <text:p text:style-name="P24">there is no data collected and used from the build-host system.</text:p>
        </text:list-item>
        <text:list-item>
          <text:p text:style-name="P24">all configuration is done with command line parameters and the dhcp rootpath parameter.</text:p>
        </text:list-item>
        <text:list-item>
          <text:p text:style-name="P24">iSCSI boot is supported.</text:p>
        </text:list-item>
        <text:list-item>
          <text:p text:style-name="P24">multipath is supported – also during boot time.</text:p>
        </text:list-item>
        <text:list-item>
          <text:p text:style-name="P24">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Heading_20_1" text:outline-level="1"><text:span text:style-name="T3">Alternatives</text:span></text:h>
      <text:p text:style-name="Text_20_body"><text:span text:style-name="T3">There are a couple of other tools and packages, that do similar things:</text:span></text:p>
      <text:list text:style-name="L3">
        <text:list-item>
          <text:p text:style-name="P25"><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25"><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25"><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7">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6">busybox</text:span><text:span text:style-name="T3"> or </text:span><text:span text:style-name="T6">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p text:style-name="P12"/>
      <text:p text:style-name="Text_20_body"><text:span text:style-name="T3">The key words "must", "must not", "required", "shall", "shall not</text:span>", "should", "should not", "recommended", <text:s/>"may", and "optional"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p text:style-name="P12"/>
      <text:h text:style-name="P16" text:outline-level="1">Requirements</text:h>
      <text:h text:style-name="P17"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h text:style-name="P17" text:outline-level="2">initramfs</text:h>
      <text:p text:style-name="P12">This chapter summarises the requirements for the initramfs that is created with the command line tool.</text:p>
      <text:list text:style-name="Req-Numbering" text:continue-numbering="true">
        <text:list-item>
          <text:p text:style-name="P18">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Text_20_body"><text:span text:style-name="T3">Note: This might be hard to test. <text:s/>One thing that follows, is that (mostly) all modules from the system are put into the initramfs.</text:span></text:p>
      <text:h text:style-name="P17" text:outline-level="2"><text:soft-page-break/>init </text:h>
      <text:list text:style-name="Req-Numbering" text:continue-numbering="true">
        <text:list-item>
          <text:p text:style-name="P18">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Text_20_body"><text:span text:style-name="T3">Note: That means, that (only) the busybox functionality must be used in the scripts – and not maybe some advances bash functionality.</text:span></text:p>
      <text:p text:style-name="P12"/>
      <text:list text:style-name="Req-Numbering" text:continue-numbering="true">
        <text:list-item>
          <text:p text:style-name="P18">Efficient</text:p>
          <text:p text:style-name="Req-Text"><text:span text:style-name="T3">The created init script(s) </text:span><text:span text:style-name="T5">must</text:span><text:span text:style-name="T3"> be as efficient as it makes sense.</text:span></text:p>
        </text:list-item>
      </text:list>
      <text:p text:style-name="P12">Note: This is not a real-fact hard requirement, this is just the remark, that everything that can be done during initramfs / init script creation must be done then, e.g. handling dependencies of the different modules.</text:p>
      <text:h text:style-name="P15" text:outline-level="3">Phases</text:h>
      <text:p text:style-name="P12">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8">must</text:span> be supported during boot:</text:p>
          <text:p text:style-name="Req-Text"><text:span text:style-name="T9">•</text:span> Intro</text:p>
          <text:p text:style-name="Req-Text"><text:span text:style-name="T9">• </text:span>FunctionDefinition</text:p>
          <text:p text:style-name="Req-Text"><text:span text:style-name="T9">•</text:span> CommandLineParsing</text:p>
          <text:p text:style-name="Req-Text"><text:span text:style-name="T9">•</text:span> CommandLineVerbose</text:p>
          <text:p text:style-name="Req-Text"><text:span text:style-name="T9">•</text:span> InitialSystemSetup</text:p>
          <text:p text:style-name="Req-Text"><text:span text:style-name="T9">•</text:span> CommandLineEvaluation</text:p>
          <text:p text:style-name="Req-Text"><text:span text:style-name="T9">•</text:span> HandleInitialModuleSetup</text:p>
          <text:p text:style-name="Req-Text"><text:span text:style-name="T9">•</text:span> SetupLowLevelTransport</text:p>
          <text:p text:style-name="Req-Text"><text:span text:style-name="T9">•</text:span> SetupHighLevelTransport</text:p>
          <text:p text:style-name="Req-Text"><text:span text:style-name="T9">•</text:span> SetupDiskDevices</text:p>
          <text:p text:style-name="Req-Text"><text:span text:style-name="T9">•</text:span> MountRoot</text:p>
          <text:p text:style-name="Req-Text"><text:span text:style-name="T9">•</text:span> PrepareRootDir</text:p>
          <text:p text:style-name="Req-Text"><text:span text:style-name="T9">•</text:span> CheckForInit</text:p>
          <text:p text:style-name="Req-Text"><text:span text:style-name="T9">•</text:span> RunInit</text:p>
        </text:list-item>
      </text:list>
      <text:p text:style-name="P12"/>
      <text:list text:style-name="Req-Numbering" text:continue-numbering="true">
        <text:list-item>
          <text:p text:style-name="Req-Name"><text:soft-page-break/>Phase Intro</text:p>
          <text:p text:style-name="Req-Text">During the Intro phase, the following things <text:span text:style-name="T8">must</text:span> be handled in the init script: </text:p>
          <text:p text:style-name="Req-Text"><text:span text:style-name="T9">• Writing the header </text:span><text:span text:style-name="T10">#!/bin/sh</text:span><text:span text:style-name="T9"> to the first line</text:span></text:p>
          <text:p text:style-name="Req-Text"><text:span text:style-name="T9">• Add a comment that the script is automatically generated and should not be changed.</text:span></text:p>
          <text:p text:style-name="Req-Text"><text:span text:style-name="T9">• Add the time of creation, name and version of the creation tool.</text:span></text:p>
        </text:list-item>
      </text:list>
      <text:h text:style-name="P15" text:outline-level="3">Dependencies</text:h>
      <text:p text:style-name="P12"/>
      <text:h text:style-name="Heading_20_3" text:outline-level="3">Modules</text:h>
      <text:p text:style-name="P12"/>
      <text:h text:style-name="P17" text:outline-level="2">Boot variants</text:h>
      <text:h text:style-name="P15" text:outline-level="3">Generic</text:h>
      <text:h text:style-name="P15" text:outline-level="3">Local</text:h>
      <text:h text:style-name="P15" text:outline-level="3">NFS</text:h>
      <text:h text:style-name="P15" text:outline-level="3">iSCSI</text:h>
      <text:h text:style-name="P15" text:outline-level="3">Fibre Channel</text:h>
      <text:h text:style-name="P15" text:outline-level="3">udev </text:h>
      <text:h text:style-name="P15" text:outline-level="3">multipath</text:h>
      <text:h text:style-name="P15" text:outline-level="3">LVM</text:h>
      <text:h text:style-name="Heading_20_3" text:outline-level="3">network </text:h>
      <text:h text:style-name="Heading_20_4" text:outline-level="4">DHCP</text:h>
      <text:h text:style-name="Heading_20_4" text:outline-level="4">static</text:h>
      <text:p text:style-name="P12"/>
      <text:h text:style-name="P17" text:outline-level="2"><text:soft-page-break/>Command Line Parameters</text:h>
      <text:p text:style-name="P12"/>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p text:style-name="Text_20_body"/>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34"><text:span text:style-name="Strong_20_Emphasis">RFC 2119</text:span>: <text:span text:style-name="Bib-Author">Bradner, S</text:span>, <text:span text:style-name="Bib-Title">Key words for use in RFCs to Indicate Requirement Levels</text:span>, 1997, http://www.ietf.org/rfc/rfc2119.txt</text:p>
          <text:p text:style-name="P34"><text:span text:style-name="Strong_20_Emphasis">iSCSI Boot post</text:span>: <text:span text:style-name="Bib-Author">Florath, Andreas</text:span>, <text:span text:style-name="Bib-Title">iSCSI Boot</text:span>, 2008, http://lists.debian.org/debian-kernel/2008/02/msg00719.html</text:p>
          <text:p text:style-name="P34"><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34"><text:span text:style-name="Strong_20_Emphasis">Debian initramfs-tools</text:span>: <text:span text:style-name="Bib-Author">unknown</text:span>, <text:span text:style-name="Bib-Title">initramfs-tools</text:span>, , http://packages.debian.org/source/sid/initramfs-tools</text:p>
          <text:p text:style-name="P34"><text:span text:style-name="Strong_20_Emphasis">Debian yarid</text:span>: <text:span text:style-name="Bib-Author">unknown</text:span>, <text:span text:style-name="Bib-Title">yarid</text:span>, , http://yaird.alioth.debian.org/</text:p>
        </text:index-body>
      </text:bibliography>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xlink:href="Pictures/10000000000002A9000002A98949CA02.png" xlink:type="simple" xlink:actuate="onLoad"/>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9</text:page-number></text:span><text:span text:style-name="T3">/</text:span><text:span text:style-name="T3"><text:page-count>9</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init4boot</dc:title>
    <meta:initial-creator>Andreas Florath</meta:initial-creator>
    <meta:creation-date>2007-03-04T08:33:43</meta:creation-date>
    <dc:creator>Andreas Florath</dc:creator>
    <dc:date>2008-03-22T16:01:30</dc:date>
    <meta:printed-by>Andreas Florath</meta:printed-by>
    <meta:print-date>2008-03-22T09:03:24</meta:print-date>
    <dc:language>en-GB</dc:language>
    <meta:editing-cycles>40</meta:editing-cycles>
    <meta:editing-duration>P1DT3H9M0S</meta:editing-duration>
    <meta:user-defined meta:name="Info 1"/>
    <meta:user-defined meta:name="Info 2"/>
    <meta:user-defined meta:name="Info 3"/>
    <meta:user-defined meta:name="Info 4"/>
    <meta:document-statistic meta:table-count="0" meta:image-count="0" meta:object-count="0" meta:page-count="9" meta:paragraph-count="140" meta:word-count="1226" meta:character-count="7814"/>
  </office:meta>
</office:document-meta>
</file>